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DejaVu Sans" svg:font-family="'DejaVu San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Standard">
      <style:paragraph-properties style:writing-mode="lr-tb"/>
    </style:style>
    <style:style style:name="P4" style:family="paragraph" style:parent-style-name="Standard">
      <style:text-properties style:text-underline-style="solid" style:text-underline-width="auto" style:text-underline-color="font-color" fo:font-weight="bold" style:font-weight-asian="bold" style:font-weight-complex="bold"/>
    </style:style>
    <style:style style:name="P5" style:family="paragraph" style:parent-style-name="Standard" style:list-style-name="L3"/>
    <style:style style:name="T1" style:family="text">
      <style:text-properties fo:font-weight="bold" style:font-weight-asian="bold" style:font-weight-complex="bold"/>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Manent features analysis</text:p>
      <text:p text:style-name="Standard">In this document we describe several backup use cases, and see how they benefit from specific Manent features.</text:p>
      <text:h text:style-name="Heading_20_2" text:outline-level="2">Audience</text:h>
      <text:p text:style-name="Text_20_body">We describe the possible Manent user types according to the following scenarios.</text:p>
      <text:h text:style-name="Heading_20_3" text:outline-level="3">Home/Personal User</text:h>
      <text:p text:style-name="Text_20_body"><text:span text:style-name="T1">Homer</text:span> has two computers at home: a laptop and a desktop. The laptop is used for document editing, Web browsing and stores all of the family photos and the music. The desktop stores a backup copy of the photos and music, is used for video editing, and kids use it to play games. The desktop is always connected to the network.</text:p>
      <text:p text:style-name="Text_20_body">The laptop has 20GB of personal data that needs to be backed up, and the desktop – 200GB, which are less critical but still important.</text:p>
      <text:p text:style-name="Text_20_body">Homer has several options for backup medium:</text:p>
      <text:list text:style-name="L1">
        <text:list-item>
          <text:p text:style-name="P1">A DVD writer can be used to back up data to 4.5G disks. The problems with this solution are that: a) DVD disks are unreliable and can fail after some time, and b) Homer wants to just hit the “Backup” button, insert an empty disk and get the backup done automatically. Note that Homer's data does not fit on a disk, alghough a weekly diff usually does.</text:p>
        </text:list-item>
        <text:list-item>
          <text:p text:style-name="P1">A free email account (e.g., gmail), or a set thereof, can be used to store the data. The problems with this solution are that: a) remembering which files have changed, grouping and splitting them is hard work, b) attachment size is limited to several MB, and large files cannot be backed up, c) the network is not fast enough for large amounts of data.</text:p>
        </text:list-item>
        <text:list-item>
          <text:p text:style-name="P1">Homer's brother, Fred, has a computer with 50GB free space he is willing to let Homer use. However, it is unusable for several reasons: a) the network connection is too slow, b) network interruptions occur often enough that backing up files of more than 10MB is problematic, c) Homer does not want Fred to be able to see his personal information.<text:line-break/>Homer visits his brother once a month and would like to be able to bring some data from his backup on a DVD or on his external disk, to integrate to the existing backup. After that, weekly syncs will proceed much more quickly.</text:p>
        </text:list-item>
        <text:list-item>
          <text:p text:style-name="P1">Streamload, Amazon and others offer a cheap online storage service. However, again, a) the network connection is too slow, b) Homer does not want to give up his personal data, c) network connection is intermittent.<text:line-break/>Homer has a fast network connection at the library/work/Internet Cafe, and would like to bring his data on a DVD to upload. Note that he trusts nobody there with his data!</text:p>
        </text:list-item>
      </text:list>
      <text:h text:style-name="Heading_20_3" text:outline-level="3">Office 1</text:h>
      <text:p text:style-name="Text_20_body"><text:span text:style-name="T1">Susan</text:span> administers the network for a company that has a total of 10 desktops. All the desktops have a similar baseline installation of WinXP, and all have a small (&lt;10GB) amount of business data. The business data needs to be backed up often, and if a computer fails for any reason, recreated quickly.</text:p>
      <text:p text:style-name="Text_20_body">Susan has the same options of backup storage as Fred, and more:</text:p>
      <text:list text:style-name="L2">
        <text:list-item>
          <text:p text:style-name="P2">Computers on the network can be used to store backups of each other, so that if one fails, others will provide its data for restore.</text:p>
        </text:list-item>
        <text:list-item>
          <text:p text:style-name="P2">Computers have a lot of data in common. It makes sense to make sure that duplicate data is stored only once.</text:p>
        </text:list-item>
      </text:list>
      <text:h text:style-name="Heading_20_3" text:outline-level="3">Office 2 – Data Intensive</text:h>
      <text:p text:style-name="Text_20_body"><text:span text:style-name="T1">Derek</text:span> administers the network of a radiologist clinic. The clinic produces 100GB worth of images each day. The images are stored locally on a NAS, and are uploaded to a remote server for backup. The network connection (leased fiber line) is reliable but occasionally not fast enough to back up all the daily data, so not everything gets backed up and a highly redundant storage system is used at the location.</text:p>
      <text:h text:style-name="Heading_20_2" text:outline-level="2">Features</text:h>
      <text:p text:style-name="Standard"><text:span text:style-name="T1">Support for intermittent network connectivity</text:span>: If a Manent backup is interrupted for any reason, when it will be restarted, it will resume from exactly the last point it got to. All the data that was backed up will be considered committed and will not need retransmission.</text:p>
      <text:p text:style-name="Standard"><text:span text:style-name="T1">Relevant for</text:span>: Home, Office 1.</text:p>
      <text:p text:style-name="Standard"/>
      <text:p text:style-name="Standard"><text:span text:style-name="T1">Strictly local decision on what needs to be backed up</text:span>: Consulting the storage medium on what has been backed up and what changed since the last increment can be expensive and/or time consuming. For example, some network providers charge for traffic more than for actual storage. Another example is the backup to DVDs: the user does not want to insert the previous disk for the backup to read where it stopped.</text:p>
      <text:p text:style-name="Standard">In addition, this feature enables the dual path speedup below.</text:p>
      <text:p text:style-name="Standard"><text:span text:style-name="T1">Relevant for</text:span>: all.</text:p>
      <text:p text:style-name="Standard"><text:span text:style-name="T1"/></text:p>
      <text:p text:style-name="Standard"><text:span text:style-name="T1">Dual path backup speedup</text:span>: The user can request to export current backup data on a different medium (such as DVDs or external disk), and bring that medium physically to the backup server. There, the data will be integrated to the existing backup. Subsequent backup operations will expect the exported data to appear on the location eventually, and if so, consider it backed up. After some reasonable timeout (one week?), the system will conclude that the exported data is lost, and back it up through the normal path. 10 BluRay disks sent over with UPS are faster than a 1MBPS network connection.</text:p>
      <text:p text:style-name="Standard">Alternatively, the user can take the exported data to a location with a fast outgoing network connection and upload it from there.</text:p>
      <text:p text:style-name="Standard"><text:span text:style-name="T1">Relevant for</text:span>: all.</text:p>
      <text:p text:style-name="Standard"/>
      <text:p text:style-name="Standard"><text:span text:style-name="T1">Dual path restore speedup</text:span>: Same scenario plays for recovery (probably partial).</text:p>
      <text:p text:style-name="Standard"><text:span text:style-name="T1">Relevant for</text:span>: Office 2</text:p>
      <text:p text:style-name="Standard"/>
      <text:p text:style-name="Standard"><text:span text:style-name="T1">Multi Computer Backup</text:span>: If backups from several sources are rolled on one storage medium, the Manent's algorithms will naturally discover and compact all the duplicate data.</text:p>
      <text:p text:style-name="P3"><text:span text:style-name="T1">Relevant for</text:span>: Office 1, Office 2.</text:p>
      <text:p text:style-name="Standard"/>
      <text:p text:style-name="Standard"><text:span text:style-name="T1">Support for arbitrary diff sizes</text:span>: The size of the diff is proportional to the size of the change, not to the total data set. This enables very frequent backups.</text:p>
      <text:p text:style-name="Standard"><text:span text:style-name="T1">Relevant for</text:span>: all.</text:p>
      <text:p text:style-name="Standard"/>
      <text:p text:style-name="P3"><text:span text:style-name="T1">Simultaneous incremental and encrypted backup</text:span>: Incremental backup needs reading the state of the data at the remote location, but if the data is encrypted when it is transferred, all of it needs to be read back and decoded locally to decide what has changed. Manent avoids this problem by keeping a local (unencrypted) database and not needing to consult the storage location to decide what has changed.</text:p>
      <text:p text:style-name="Standard"><text:span text:style-name="T1">Relevant for</text:span>: all.</text:p>
      <text:p text:style-name="Standard"/>
      <text:p text:style-name="Standard"><text:span text:style-name="T1">Fast rescan</text:span>: A live system might be impossible to back up completely because of inconsistent data on the disks. However, Manent can be used to perform a background increment, to store most of the data to backup media. After that, the system is taken down, and Manent rescans the data again, this time writing the differences since the background scan (which should be small). The second scan should perform much faster because of reduced amount of changed data, minimizing the total downtime.</text:p>
      <text:p text:style-name="Standard">Relevant for: Office 1, Office 2.</text:p>
      <text:p text:style-name="Standard"/>
      <text:p text:style-name="Standard"><text:span text:style-name="T1">Truly incremental backup</text:span>: Manent splits large files to chunks and stores each chunk individually. Therefore, large files with local changes (database extents, mail directories), or files moved from one place to another, will require the minimal possible space on backup media.</text:p>
      <text:p text:style-name="Standard"><text:span text:style-name="T1">Relevant for</text:span>: all.</text:p>
      <text:p text:style-name="Standard"/>
      <text:p text:style-name="P4">Optical media management:</text:p>
      <text:p text:style-name="Standard"><text:span text:style-name="T1">Relevant for</text:span>: Home, Office 1.</text:p>
      <text:p text:style-name="Standard"/>
      <text:p text:style-name="Standard"><text:span text:style-name="T1">2-spindle model</text:span>: The user has a very simple methodology of doing backup. He has two spindles of DVD media: one of empty disks, and another – of written disks. For each backup, the user takes a new empty disk, inserts it into the machine, presses “Backup”, and after the process, a freshly burned disk results. After each disk, the user can discontinue the backup process, and if he returns to it later, the burned disk is considered in the backup set even if the backup wasn't completed.</text:p>
      <text:p text:style-name="Standard"/>
      <text:p text:style-name="Standard"><text:span text:style-name="T1">Lifetime management</text:span>: The disks the user has are inherently unreliable – they get scratched or deteriorate from storage. Manent is able to automatically track the age of stored data and refresh it (or keep a required redundancy level) by burning it during new backups.</text:p>
      <text:list text:style-name="L3">
        <text:list-header>
          <text:p text:style-name="P5"/>
        </text:list-header>
      </text:list>
      <text:p text:style-name="Standard"><text:span text:style-name="T1">Piggybacking redundancy enhancement</text:span>: Manent can use free space on a backup disk to increase redundancy of the backed data. This increases the overall backup reliability.</text:p>
      <text:p text:style-name="Standard"/>
      <text:p text:style-name="Standard"><text:span text:style-name="T1">Smart utilization of rewritable media</text:span>: Manent can create several sessions on a disk or use rewritable media to write several increments on one disk. After the increment size is large enough to take a full disk, a full backup is written to it, and the more expensive rewritable disk is reused for keeping small increments.</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DejaVu Sans" svg:font-family="'DejaVu San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San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 style:font-size-complex="14pt"/>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Alex Gontmakher</meta:initial-creator>
    <meta:creation-date>2006-11-20T16:07:01</meta:creation-date>
    <dc:creator>Alex Gontmakher</dc:creator>
    <dc:date>2006-11-20T20:53:09</dc:date>
    <dc:language>en-US</dc:language>
    <meta:editing-cycles>18</meta:editing-cycles>
    <meta:editing-duration>PT4H46M10S</meta:editing-duration>
    <meta:user-defined meta:name="Info 1"/>
    <meta:user-defined meta:name="Info 2"/>
    <meta:user-defined meta:name="Info 3"/>
    <meta:user-defined meta:name="Info 4"/>
    <meta:document-statistic meta:table-count="0" meta:image-count="0" meta:object-count="0" meta:page-count="3" meta:paragraph-count="46" meta:word-count="1382" meta:character-count="8013"/>
  </office:meta>
</office:document-meta>
</file>